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f110" officeooo:paragraph-rsid="001df110"/>
    </style:style>
    <style:style style:name="P2" style:family="paragraph" style:parent-style-name="Standard">
      <style:text-properties fo:font-weight="bold" officeooo:rsid="001df110" officeooo:paragraph-rsid="001df110" style:font-weight-asian="bold" style:font-weight-complex="bold"/>
    </style:style>
    <style:style style:name="T1" style:family="text">
      <style:text-properties officeooo:rsid="001f17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view 3/<text:span text:style-name="T1">labs 7-8</text:span></text:p>
      <text:p text:style-name="P1">Table of Contents</text:p>
      <text:p text:style-name="P1"/>
      <text:p text:style-name="P1">Part 1 of 1 -</text:p>
      <text:p text:style-name="P1"/>
      <text:p text:style-name="P2">Question 1 of 10</text:p>
      <text:p text:style-name="P1">10.0 Points</text:p>
      <text:p text:style-name="P1">You want to name your python module with a ".py" extension for several reasons. Which of the reasons given below is nonsense?</text:p>
      <text:p text:style-name="P1"/>
      <text:p text:style-name="P1"><text:s text:c="2"/>A. So that the OS knows it's a Python module. <text:tab/></text:p>
      <text:p text:style-name="P1"><text:s text:c="2"/>B. So that it is importable. <text:tab/></text:p>
      <text:p text:style-name="P1"><text:s text:c="2"/>C. So that Java stays out of your code. <text:tab/></text:p>
      <text:p text:style-name="P1"><text:s text:c="2"/>D. So that your development environment knows it's a python module. <text:tab/>Reset Selection</text:p>
      <text:p text:style-name="P1"/>
      <text:p text:style-name="P2">Question 2 of 10</text:p>
      <text:p text:style-name="P1">10.0 Points</text:p>
      <text:p text:style-name="P1">The module hotdog.py has an internal name. It is never:</text:p>
      <text:p text:style-name="P1"><text:s text:c="2"/>A. "hotdog" <text:tab/></text:p>
      <text:p text:style-name="P1"><text:s text:c="2"/>B. "__main__" <text:tab/></text:p>
      <text:p text:style-name="P1"><text:s text:c="2"/>C. "hotdog.py" <text:tab/>Reset Selection</text:p>
      <text:p text:style-name="P1"/>
      <text:p text:style-name="P2">Question 3 of 10</text:p>
      <text:p text:style-name="P1">10.0 Points</text:p>
      <text:p text:style-name="P1">The identifier in every module that labels the internal name of the module is:</text:p>
      <text:p text:style-name="P1"><text:s text:c="2"/>A. __name__ <text:tab/></text:p>
      <text:p text:style-name="P1"><text:s text:c="2"/>B. __main__ <text:tab/></text:p>
      <text:p text:style-name="P1"><text:s text:c="2"/>C. __module__ <text:tab/>Reset Selection</text:p>
      <text:p text:style-name="P1"/>
      <text:p text:style-name="P2">Question 4 of 10</text:p>
      <text:p text:style-name="P1">10.0 Points</text:p>
      <text:p text:style-name="P1">Your want to introspect the smtp module. Which is not useful:</text:p>
      <text:p text:style-name="P1"/>
      <text:p text:style-name="P1"><text:s text:c="2"/>A.</text:p>
      <text:p text:style-name="P1">help("smtp")</text:p>
      <text:p text:style-name="P1"/>
      <text:p text:style-name="P1"><text:s text:c="2"/>B.</text:p>
      <text:p text:style-name="P1">import smtp</text:p>
      <text:p text:style-name="P1"/>
      <text:p text:style-name="P1"><text:s text:c="2"/>C.</text:p>
      <text:p text:style-name="P1">dir(smtp)</text:p>
      <text:p text:style-name="P1"/>
      <text:p text:style-name="P1"><text:s text:c="2"/>D.</text:p>
      <text:p text:style-name="P1">browse(smtp)</text:p>
      <text:p text:style-name="P1"/>
      <text:p text:style-name="P1">Reset Selection</text:p>
      <text:p text:style-name="P1"/>
      <text:p text:style-name="P2">Question 5 of 10</text:p>
      <text:p text:style-name="P1">10.0 Points</text:p>
      <text:p text:style-name="P1"><text:soft-page-break/>You have this: <text:s/>some = (18, 3) </text:p>
      <text:p text:style-name="P1"/>
      <text:p text:style-name="P1">Which will result with: <text:s/>some = (18, 3, 2) </text:p>
      <text:p text:style-name="P1"><text:s/></text:p>
      <text:p text:style-name="P1"/>
      <text:p text:style-name="P1"><text:s text:c="2"/>A. some.append(2) <text:tab/></text:p>
      <text:p text:style-name="P1"><text:s text:c="2"/>B. some += 2, <text:tab/></text:p>
      <text:p text:style-name="P1"><text:s text:c="2"/>C. some = some + 2 <text:tab/></text:p>
      <text:p text:style-name="P1"><text:s text:c="2"/>D. some += '2' <text:tab/>Reset Selection</text:p>
      <text:p text:style-name="P1"/>
      <text:p text:style-name="P2">Question 6 of 10</text:p>
      <text:p text:style-name="P1">10.0 Points</text:p>
      <text:p text:style-name="P1">Consider the attached.</text:p>
      <text:p text:style-name="P1"/>
      <text:p text:style-name="P1">Which call below will not work?</text:p>
      <text:p text:style-name="P1"/>
      <text:p text:style-name="P1"><text:s text:c="2"/>A. workshop.Make(3, "ball", "blue") <text:tab/></text:p>
      <text:p text:style-name="P1"><text:s text:c="2"/>B. workshop.Make() <text:tab/></text:p>
      <text:p text:style-name="P1"><text:s text:c="2"/>C. workshop.Make(toy_type='doll', number=3) <text:tab/>Reset Selection</text:p>
      <text:p text:style-name="P1"/>
      <text:p text:style-name="P2">Question 7 of 10</text:p>
      <text:p text:style-name="P1">10.0 Points</text:p>
      <text:p text:style-name="P1">The sys module does not give you:</text:p>
      <text:p text:style-name="P1"><text:s text:c="2"/>A. a list of the strings on the command line. <text:tab/></text:p>
      <text:p text:style-name="P1"><text:s text:c="2"/>B. the random number generator. <text:tab/></text:p>
      <text:p text:style-name="P1"><text:s text:c="2"/>C. a way to write directly to stdout, skipping the print facility. <text:tab/></text:p>
      <text:p text:style-name="P1"><text:s text:c="2"/>D. an opportunity to read directly from stdin. <text:tab/>Reset Selection</text:p>
      <text:p text:style-name="P1"/>
      <text:p text:style-name="P2">Question 8 of 10</text:p>
      <text:p text:style-name="P1">10.0 Points</text:p>
      <text:p text:style-name="P1">In the loop construction:</text:p>
      <text:p text:style-name="P1"/>
      <text:p text:style-name="P1">for result in enumerate('hi'): </text:p>
      <text:p text:style-name="P1"><text:s text:c="4"/>print result</text:p>
      <text:p text:style-name="P1"/>
      <text:p text:style-name="P1">which is not true?</text:p>
      <text:p text:style-name="P1"/>
      <text:p text:style-name="P1"><text:s text:c="2"/>A. the loop goes around twice. <text:tab/></text:p>
      <text:p text:style-name="P1"><text:s text:c="2"/>B. each result has two values. <text:tab/></text:p>
      <text:p text:style-name="P1"><text:s text:c="2"/>C. each result[1] is a string. <text:tab/></text:p>
      <text:p text:style-name="P1"><text:s text:c="2"/>D. the code will crash. <text:tab/>Reset Selection</text:p>
      <text:p text:style-name="P1"/>
      <text:p text:style-name="P2">Question 9 of 10</text:p>
      <text:p text:style-name="P1">10.0 Points</text:p>
      <text:p text:style-name="P1">Consider:</text:p>
      <text:p text:style-name="P1"/>
      <text:p text:style-name="P1">value = reduce(lambda x,y:3, (1, 2, 3))</text:p>
      <text:p text:style-name="P1"/>
      <text:p text:style-name="P1">What is the resulting value? </text:p>
      <text:p text:style-name="P1"><text:soft-page-break/><text:s/></text:p>
      <text:p text:style-name="P1"/>
      <text:p text:style-name="P1"><text:s text:c="2"/>A. 3 <text:tab/></text:p>
      <text:p text:style-name="P1"><text:s text:c="2"/>B. 6 <text:tab/></text:p>
      <text:p text:style-name="P1"><text:s text:c="2"/>C. 9 <text:tab/></text:p>
      <text:p text:style-name="P1"><text:s text:c="2"/>D. 0 <text:tab/>Reset Selection</text:p>
      <text:p text:style-name="P1"/>
      <text:p text:style-name="P2">Question 10 of 10</text:p>
      <text:p text:style-name="P1">10.0 Points</text:p>
      <text:p text:style-name="P1">print '@'.join(["%s" % (x) for x in range(3)])</text:p>
      <text:p text:style-name="P1"/>
      <text:p text:style-name="P1">will produce which answer?</text:p>
      <text:p text:style-name="P1"/>
      <text:p text:style-name="P1"><text:s text:c="2"/>A. 0@1@2 <text:tab/></text:p>
      <text:p text:style-name="P1"><text:s text:c="2"/>B. 1@2@3 <text:tab/></text:p>
      <text:p text:style-name="P1"><text:s text:c="2"/>C. @123 <text:tab/></text:p>
      <text:p text:style-name="P1"><text:s text:c="2"/>D. @012 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03:50:42.884441356</meta:creation-date>
    <dc:date>2016-08-05T03:54:52.002775395</dc:date>
    <meta:editing-duration>PT4M8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3" meta:paragraph-count="85" meta:word-count="373" meta:character-count="2122" meta:non-whitespace-character-count="1688"/>
  </office:meta>
</office:document-meta>
</file>